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3433101320202</text:p>
          </table:table-cell>
          <table:table-cell office:value-type="string" calcext:value-type="string">
            <text:p>2025-01-19 0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008" calcext:value-type="float">
            <text:p>84.4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33101320202</text:p>
          </table:table-cell>
          <table:table-cell office:value-type="string" calcext:value-type="string">
            <text:p>2025-01-18 2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6176" calcext:value-type="float">
            <text:p>84.46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33101320202</text:p>
          </table:table-cell>
          <table:table-cell office:value-type="string" calcext:value-type="string">
            <text:p>2024-01-04 14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30768" calcext:value-type="float">
            <text:p>84.63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33101320202</text:p>
          </table:table-cell>
          <table:table-cell office:value-type="string" calcext:value-type="string">
            <text:p>2022-01-05 15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4424" calcext:value-type="float">
            <text:p>84.16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33101320202</text:p>
          </table:table-cell>
          <table:table-cell office:value-type="string" calcext:value-type="string">
            <text:p>2021-02-02 23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82056" calcext:value-type="float">
            <text:p>81.98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33101320202</text:p>
          </table:table-cell>
          <table:table-cell office:value-type="string" calcext:value-type="string">
            <text:p>2021-01-06 15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4664" calcext:value-type="float">
            <text:p>82.27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33101320202</text:p>
          </table:table-cell>
          <table:table-cell office:value-type="string" calcext:value-type="string">
            <text:p>2019-01-04 17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48512" calcext:value-type="float">
            <text:p>77.2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33101320202</text:p>
          </table:table-cell>
          <table:table-cell office:value-type="string" calcext:value-type="string">
            <text:p>2018-01-04 14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954" calcext:value-type="float">
            <text:p>77.4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33101320202</text:p>
          </table:table-cell>
          <table:table-cell office:value-type="string" calcext:value-type="string">
            <text:p>2017-01-05 14:48:4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47216" calcext:value-type="float">
            <text:p>77.5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33101320202</text:p>
          </table:table-cell>
          <table:table-cell office:value-type="string" calcext:value-type="string">
            <text:p>2016-01-04 14:19:5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1936" calcext:value-type="float">
            <text:p>77.2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33101320202</text:p>
          </table:table-cell>
          <table:table-cell office:value-type="string" calcext:value-type="string">
            <text:p>2015-01-04 21:37:2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3272" calcext:value-type="float">
            <text:p>77.2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33101320202</text:p>
          </table:table-cell>
          <table:table-cell office:value-type="string" calcext:value-type="string">
            <text:p>2014-01-04 22:40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45136" calcext:value-type="float">
            <text:p>76.14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33101320202</text:p>
          </table:table-cell>
          <table:table-cell office:value-type="string" calcext:value-type="string">
            <text:p>2013-01-05 15:05:0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2816" calcext:value-type="float">
            <text:p>76.6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33101320202</text:p>
          </table:table-cell>
          <table:table-cell office:value-type="string" calcext:value-type="string">
            <text:p>2012-01-05 23:50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0336" calcext:value-type="float">
            <text:p>75.84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33101320202</text:p>
          </table:table-cell>
          <table:table-cell office:value-type="string" calcext:value-type="string">
            <text:p>2011-01-06 17:12:2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428" calcext:value-type="float">
            <text:p>75.7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33101320202</text:p>
          </table:table-cell>
          <table:table-cell office:value-type="string" calcext:value-type="string">
            <text:p>2010-01-05 13:42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45392" calcext:value-type="float">
            <text:p>75.14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33101320202</text:p>
          </table:table-cell>
          <table:table-cell office:value-type="string" calcext:value-type="string">
            <text:p>2009-01-07 14:50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77168" calcext:value-type="float">
            <text:p>74.87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33101320202</text:p>
          </table:table-cell>
          <table:table-cell office:value-type="string" calcext:value-type="string">
            <text:p>2008-01-07 16:54:5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32744" calcext:value-type="float">
            <text:p>74.53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33101320202</text:p>
          </table:table-cell>
          <table:table-cell office:value-type="string" calcext:value-type="string">
            <text:p>2007-01-25 16:1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728" calcext:value-type="float">
            <text:p>73.4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33101320202</text:p>
          </table:table-cell>
          <table:table-cell office:value-type="string" calcext:value-type="string">
            <text:p>2006-01-07 18:30:3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4804" calcext:value-type="float">
            <text:p>71.94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33101320202</text:p>
          </table:table-cell>
          <table:table-cell office:value-type="string" calcext:value-type="string">
            <text:p>2005-01-10 19:23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9624" calcext:value-type="float">
            <text:p>72.42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33101320202</text:p>
          </table:table-cell>
          <table:table-cell office:value-type="string" calcext:value-type="string">
            <text:p>2004-01-08 17:59:3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6136" calcext:value-type="float">
            <text:p>72.71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33101320202</text:p>
          </table:table-cell>
          <table:table-cell office:value-type="string" calcext:value-type="string">
            <text:p>2003-01-10 16:11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9832" calcext:value-type="float">
            <text:p>72.56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33101320202</text:p>
          </table:table-cell>
          <table:table-cell office:value-type="string" calcext:value-type="string">
            <text:p>2002-01-07 18:47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37272" calcext:value-type="float">
            <text:p>71.13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33101320202</text:p>
          </table:table-cell>
          <table:table-cell office:value-type="string" calcext:value-type="string">
            <text:p>2001-01-10 16:08:4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68464" calcext:value-type="float">
            <text:p>70.76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33101320202</text:p>
          </table:table-cell>
          <table:table-cell office:value-type="string" calcext:value-type="string">
            <text:p>2000-01-05 09:19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74432" calcext:value-type="float">
            <text:p>71.27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33101320202</text:p>
          </table:table-cell>
          <table:table-cell office:value-type="string" calcext:value-type="string">
            <text:p>1999-01-06 15:41:2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848" calcext:value-type="float">
            <text:p>68.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33101320202</text:p>
          </table:table-cell>
          <table:table-cell office:value-type="string" calcext:value-type="string">
            <text:p>1998-01-07 15:13:2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276" calcext:value-type="float">
            <text:p>68.4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33101320202</text:p>
          </table:table-cell>
          <table:table-cell office:value-type="string" calcext:value-type="string">
            <text:p>1997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4464" calcext:value-type="float">
            <text:p>69.24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33101320202</text:p>
          </table:table-cell>
          <table:table-cell office:value-type="string" calcext:value-type="string">
            <text:p>1996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04328" calcext:value-type="float">
            <text:p>71.20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